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83a42" style:font-name="Menlo" fo:font-size="11pt" fo:letter-spacing="normal" fo:font-style="normal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23:28:13.216700738</meta:creation-date>
    <dc:date>2021-11-26T23:28:48.97453712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